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Helvetica, sans-serif"/>
    <style:font-face style:name="Lohit Devanagari1" svg:font-family="'Lohit Devanagari'"/>
    <style:font-face style:name="Merriweather" svg:font-family="Merriweather, Georgi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T1" style:family="text">
      <style:text-properties fo:font-variant="normal" fo:text-transform="none" fo:color="#181818" style:font-name="Merriweather" fo:font-size="10.5pt" fo:letter-spacing="normal" fo:font-style="normal" fo:font-weight="normal"/>
    </style:style>
    <style:style style:name="T2" style:family="text">
      <style:text-properties fo:font-variant="normal" fo:text-transform="none" fo:color="#181818" fo:letter-spacing="normal"/>
    </style:style>
    <style:style style:name="T3" style:family="text">
      <style:text-properties fo:font-variant="normal" fo:text-transform="none" fo:color="#181818" style:font-name="Lato" fo:font-size="10.5pt" fo:letter-spacing="normal" fo:font-style="normal" fo:font-weight="bold"/>
    </style:style>
    <style:style style:name="T4" style:family="text">
      <style:text-properties fo:font-variant="normal" fo:text-transform="none" fo:color="#333333" style:font-name="Lato" fo:font-size="10.5pt" fo:letter-spacing="normal" fo:font-style="normal" fo:font-weight="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span><text:span text:style-name="T1">One, remember to look up at the stars and not down at your feet. Two, never give up work. Work gives you meaning and purpose and life is empty without it. Three, if you are lucky enough to find love, remember it is there and don't throw it away.” </text:span><text:line-break/><text:span text:style-name="T2">― </text:span><text:span text:style-name="T4">Stephen Hawking</text:span></text:p>
      <text:p text:style-name="P1"><text:span text:style-name="T4"/></text:p>
      <text:p text:style-name="P1"><text:span text:style-name="T4"/></text:p>
      <text:p text:style-name="P1"><text:span text:style-name="T3">“</text:span><text:span text:style-name="T1">Life would be tragic if it weren't funny.” </text:span><text:span text:style-name="T4"><text:line-break/></text:span><text:span text:style-name="T3">― </text:span><text:span text:style-name="T4">Stephen Hawking</text:span></text:p>
      <text:p text:style-name="P1"><text:span text:style-name="T4"/></text:p>
      <text:p text:style-name="P1"><text:span text:style-name="T4"/></text:p>
      <text:p text:style-name="P1"><text:span text:style-name="T3">“</text:span><text:span text:style-name="T1">Quiet people have the loudest minds.” </text:span><text:span text:style-name="T4"><text:line-break/></text:span><text:span text:style-name="T3">― </text:span><text:span text:style-name="T4">Stephen Hawking</text:span></text:p>
      <text:p text:style-name="P1"><text:span text:style-name="T4"/></text:p>
      <text:p text:style-name="P1"><text:span text:style-name="T4"/></text:p>
      <text:p text:style-name="P1"><text:span text:style-name="T3">“</text:span><text:span text:style-name="T1">The victim should have the right to end his life, if he wants. But I think it would be a great mistake. However bad life may seem, there is always something you can do, and succeed at. While there's life, there is hope.” </text:span><text:span text:style-name="T4"><text:line-break/></text:span><text:span text:style-name="T3">― </text:span><text:span text:style-name="T4">Stephen W. Hawking</text:span></text:p>
      <text:p text:style-name="P1"><text:span text:style-name="T4"/></text:p>
      <text:p text:style-name="P1"><text:span text:style-name="T4"/></text:p>
      <text:p text:style-name="P1"><text:span text:style-name="T3">“</text:span><text:span text:style-name="T1">People who boast about their IQ are losers.” </text:span><text:span text:style-name="T4"><text:line-break/></text:span><text:span text:style-name="T3">― </text:span><text:span text:style-name="T4">Stephen Hawk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Helvetica, sans-serif"/>
    <style:font-face style:name="Lohit Devanagari1" svg:font-family="'Lohit Devanagari'"/>
    <style:font-face style:name="Merriweather" svg:font-family="Merriweather, Georgi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5:16:36.706538632</meta:creation-date>
    <dc:date>2019-03-20T15:23:44.606425574</dc:date>
    <meta:editing-duration>PT7M12S</meta:editing-duration>
    <meta:editing-cycles>1</meta:editing-cycles>
    <meta:generator>LibreOffice/6.0.3.2$Linux_x86 LibreOffice_project/00m0$Build-2</meta:generator>
    <meta:document-statistic meta:table-count="0" meta:image-count="0" meta:object-count="0" meta:page-count="1" meta:paragraph-count="5" meta:word-count="130" meta:character-count="692" meta:non-whitespace-character-count="562"/>
  </office:meta>
</office:document-meta>
</file>